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paragraph-properties fo:margin-left="0cm" fo:margin-right="0.265cm" style:line-height-at-least="0.503cm" fo:text-indent="0cm" style:auto-text-indent="false" fo:padding="0cm" fo:border="none"/>
      <style:text-properties fo:font-variant="normal" fo:text-transform="none" fo:color="#000000" fo:letter-spacing="normal" style:text-underline-style="solid" style:text-underline-width="auto" style:text-underline-color="font-color"/>
    </style:style>
    <style:style style:name="P3"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4"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5"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text-properties fo:font-variant="normal" fo:text-transform="none" fo:color="#000000" style:font-name="Arial1" fo:font-size="10.5pt" fo:letter-spacing="normal" fo:font-style="normal" fo:font-weight="normal"/>
    </style:style>
    <style:style style:name="P6"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fo:font-variant="normal" fo:text-transform="none" fo:color="#000000" style:font-name="Arial1" fo:font-size="10.5pt" fo:letter-spacing="normal" fo:font-style="normal" fo:font-weight="normal"/>
    </style:style>
    <style:style style:name="P7" style:family="paragraph" style:parent-style-name="Text_20_body">
      <style:paragraph-properties style:line-height-at-least="0.503cm" fo:padding="0cm" fo:border="none"/>
    </style:style>
    <style:style style:name="P8" style:family="paragraph" style:parent-style-name="Text_20_body">
      <style:paragraph-properties fo:margin-left="0.265cm" fo:margin-right="0cm" style:line-height-at-least="0.503cm" fo:text-indent="0cm" style:auto-text-indent="false" fo:padding="0cm" fo:border="none"/>
      <style:text-properties fo:font-variant="normal" fo:text-transform="none" fo:color="#000000" fo:letter-spacing="normal" style:text-underline-style="solid" style:text-underline-width="auto" style:text-underline-color="font-color"/>
    </style:style>
    <style:style style:name="P9" style:family="paragraph" style:parent-style-name="Heading_20_1">
      <style:text-properties fo:color="#000000"/>
    </style:style>
    <style:style style:name="P10" style:family="paragraph" style:parent-style-name="Heading_20_2">
      <style:paragraph-properties fo:margin-left="0cm" fo:margin-right="0cm" fo:margin-top="0cm" fo:margin-bottom="0cm" style:line-height-at-least="0.582cm" fo:text-indent="0cm" style:auto-text-indent="false" fo:padding="0cm" fo:border="none"/>
      <style:text-properties fo:font-variant="normal" fo:text-transform="none" fo:color="#000000" style:font-name="Arial1" fo:font-size="13.5pt" fo:letter-spacing="normal" fo:font-style="italic" fo:font-weight="bold"/>
    </style:style>
    <style:style style:name="T1" style:family="text">
      <style:text-properties fo:font-variant="normal" fo:text-transform="none" fo:color="#ffffff" style:font-name="Arial1" fo:font-size="10.5pt" fo:letter-spacing="normal" fo:font-style="normal" fo:font-weight="normal"/>
    </style:style>
    <style:style style:name="T2" style:family="text">
      <style:text-properties fo:font-variant="normal" fo:text-transform="none" fo:color="#ffffff" fo:letter-spacing="normal"/>
    </style:style>
    <style:style style:name="T3" style:family="text">
      <style:text-properties fo:font-variant="normal" fo:text-transform="none" style:font-name="Arial1" fo:font-size="10.5pt" fo:letter-spacing="normal" fo:font-style="normal" fo:font-weight="normal"/>
    </style:style>
    <style:style style:name="T4" style:family="text">
      <style:text-properties fo:font-variant="normal" fo:text-transform="none" style:font-name="Arial1" fo:font-size="19.5pt" fo:letter-spacing="normal" fo:font-style="normal"/>
    </style:style>
    <style:style style:name="T5" style:family="text">
      <style:text-properties fo:font-variant="normal" fo:text-transform="none" style:font-name="Arial1" fo:font-size="19.5pt" fo:letter-spacing="normal" fo:font-style="normal" fo:font-weight="bold"/>
    </style:style>
    <style:style style:name="T6" style:family="text">
      <style:text-properties fo:font-variant="normal" fo:text-transform="none" fo:letter-spacing="normal"/>
    </style:style>
    <style:style style:name="T7" style:family="text">
      <style:text-properties fo:font-variant="normal" fo:text-transform="none" fo:color="#000000" style:font-name="Arial1" fo:font-size="10.5pt" fo:letter-spacing="normal" fo:font-style="normal" fo:font-weight="normal"/>
    </style:style>
    <style:style style:name="T8" style:family="text">
      <style:text-properties fo:font-variant="normal" fo:text-transform="none" fo:color="#000000" fo:letter-spacing="normal"/>
    </style:style>
    <style:style style:name="T9" style:family="text">
      <style:text-properties fo:color="#000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5">LE COMPOST</text:span></text:h>
      <text:p text:style-name="P3"><text:a xlink:type="simple" xlink:href="http://www.30jours.fr/Nature-et-Environnement/LE-COMPOST"><text:span text:style-name="Strong_20_Emphasis"><text:span text:style-name="T7">http://www.30jours.fr/Nature-et-Environnement/LE-COMPOST</text:span></text:span></text:a></text:p>
      <text:p text:style-name="P3"><text:span text:style-name="Strong_20_Emphasis"><text:span text:style-name="T7"/></text:span></text:p>
      <text:h text:style-name="P10" text:outline-level="2">Comment faire son propre compost ?</text:h>
      <text:p text:style-name="P2"><draw:a xlink:type="simple" xlink:href="http://www.30jours.fr/assets/f9c46242/rv5rxp.jpg"><draw:frame draw:style-name="fr1" draw:name="images1" text:anchor-type="as-char" svg:width="3.757cm" svg:height="2.805cm" draw:z-index="0"><draw:image xlink:href="http://www.30jours.fr/assets/thumbs/rv5rxp_250_300_.jpg" xlink:type="simple" xlink:show="embed" xlink:actuate="onLoad"/><svg:title>nature environnement 1</svg:title></draw:frame></draw:a></text:p>
      <text:p text:style-name="P3"><text:span text:style-name="Strong_20_Emphasis"><text:span text:style-name="T7">Le mot compost vient du latin “mis ensemble” De tout temps, les gens entreposent des déchets dans un lieu pour une lente décomposition : c’est faire du COMPOST A FROID, à l’exemple de la nature. Le compostage a été pratiqué et décrit dès l’antiquité. Le sol perd naturellement 2 à 3 % de matière organique, il faut par conséquent, la renouveler en lui apportant de l’engrais pour garantir un beau jardin et la production de beaux légumes. Le compost, engrais naturel et gratuit, est véritablement “la pépite” du jardin.</text:span></text:span></text:p>
      <text:p text:style-name="P7"><text:span text:style-name="Strong_20_Emphasis"><text:span text:style-name="T9"/></text:span></text:p>
      <text:h text:style-name="P10" text:outline-level="2">Qu’est-ce que le compost ?</text:h>
      <text:p text:style-name="P5">Le compost est un mélange de matières végétales et animales en décomposition. En forêt, une plante dépérit, meurt et retourne à la terre en se décomposant sur place. Le sol se régénère ainsi, grâce à tous les débris végétaux devenant humus. C’est ce qui donne cette terre noire et cette odeur si particulière que l’on sent dans les bois. La production de compost est donc un phénomène totalement naturel. Au jardin, le sol perd entre 2 et 3% d’humus par an. Si aucun apport de matière organique n’est fait dans le sol, celui-ci s’appauvrit et ne nourrit plus les végétaux. </text:p>
      <text:p text:style-name="P5">Composter consiste donc à laisser se décomposer naturellement les déchets verts du jardin et de la cuisine. On peut réaliser son compost dans un composteur ou dans un tas à l’air libre. Entre 6 mois et 1 an, les vers rouges de fumier et les micro-organismes du sol (bactéries, levures, champignons microscopiques), d’insectes (larves de mouches, moucherons...) transforment ces déchets biodégradables en un compost de couleur brun-noir, un engrais organique qui va constituer un terreau fertile, un véritable humus, produit très nutritif pour les plantes.</text:p>
      <text:p text:style-name="P5"/>
      <text:h text:style-name="P10" text:outline-level="2">Pourquoi utiliser du compost ?</text:h>
      <text:p text:style-name="P8"><draw:a xlink:type="simple" xlink:href="http://www.30jours.fr/assets/f9c46242/4IWGzu.jpg"><draw:frame draw:style-name="fr1" draw:name="images2" text:anchor-type="as-char" svg:width="3.757cm" svg:height="5.636cm" draw:z-index="1"><draw:image xlink:href="http://www.30jours.fr/assets/thumbs/4IWGzu_250_300_.jpg" xlink:type="simple" xlink:show="embed" xlink:actuate="onLoad"/><svg:title>nature environnement 2</svg:title></draw:frame></draw:a></text:p>
      <text:p text:style-name="P5">Le compost est avant tout un geste pour l’environnement. En effet, il permet non seulement d’éviter l’utilisation de produits nocifs tels que les engrais et autres produits industriels, mais aussi de recycler ses déchets en faisant quelque chose de profitable à l’environnement. </text:p>
      <text:p text:style-name="P5">Le compost est économique et gratuit : à la maison, chacun de nous peut rediriger une bonne partie <text:soft-page-break/>des déchets destinés à la poubelle vers le tri sélectif ( verre, papier, carton, plastiques, textiles, boites de conserves...). Après ce tri, la moitié de la portion est composée de déchets organiques compostables. Il s’agit aussi bien du trognon de pomme que du restant de repas, du marc de café avec son filtre ou encore des épluchures de pomme de terre et les feuilles de journal qui l’entourent sont des déchets.</text:p>
      <text:p text:style-name="P5">Composter ces détritus allège votre poubelle non seulement en vous faisant gagner de l’argent (moins de sacs poubelle payés, moins de poids dans votre poubelle), mais également en diminuant les charges de la communauté (ramassage des résidus).</text:p>
      <text:p text:style-name="P5">Le compost obtenu sera aussi facilement valorisé sur le jardin, dans les bacs de fleurs ou pour les plantes d’intérieur, diminuant ainsi les achats d’engrais et de terreau. Sachez que 40% des ordures ménagères sont des déchets compostables. Votre poubelle peut donc facilement devenir une source importante d’engrais naturel et gratuit pour votre jardin. Plus besoin d’acheter de fumure et d’engrais ou beaucoup moins. </text:p>
      <text:p text:style-name="P5">Le jardin met à disposition un engrais complet (un humus) de grande qualité et gratuit, le sol va pouvoir stocker la nourriture pour les plantes de façon naturelle. Quoi de meilleur pour la santé que le naturel ! Le compost va apporter à la terre, l’azote et le carbone nécessaire aux plantes, il va agir sur la structure du sol, va améliorer sa rétention d’eau, allégera et aérera la terre, les vers de terre participant à cette action. Cela va engendrer et garder un sol vivant, propice à la bonne santé des plantes. Que du bonheur !</text:p>
      <text:p text:style-name="P5"/>
      <text:h text:style-name="P10" text:outline-level="2">Les techniques du compostage</text:h>
      <text:p text:style-name="P5">Comment faire pour composter les déchets ? Quelle que soit la technique utilisée, le principe est toujours le même, il faut s’assurer que les micro-organismes aient les conditions idéales pour se multiplier et pour décomposer les matières organiques.</text:p>
      <text:p text:style-name="P3"><text:span text:style-name="T7">Installez </text:span><text:span text:style-name="Strong_20_Emphasis"><text:span text:style-name="T7">UN BAC À COMPOST</text:span></text:span><text:span text:style-name="T7"> dans votre jardin et commencez dès maintenant à y mettre vos déchets organiques. Il existe de nombreux types de composteur, en plastique ou en bois dans le commerce mais vous pouvez aussi le fabriquer vous-même. Les modèles carrés sont à privilégier à deux ouvertures, en haut fermé par un couvercle, servant à recevoir les déchets et en bas soit démontable, soit sur charnière et permettant l’évacuation du compost fini. </text:span></text:p>
      <text:p text:style-name="P5">Certaines mairies fournissent gratuitement des composteurs, n’hésitez pas à vous renseigner !</text:p>
      <text:p text:style-name="P5">Le composteur doit être installé à l’ombre et à l’abri du vent et des grosses pluies. Une trop forte chaleur peut tuer les micro-organismes et le vent peut dessécher le compost. L’idéal est d’avoir deux composts que vous placerez côte à côte. De cette manière, tandis qu’un tas de compost sera prêt pour l’utilisation, l’autre sera en cours de processus. Cela vous permettra d’avoir toujours du compost à disposition et d’avoir toujours un endroit où mettre vos déchets.</text:p>
      <text:p text:style-name="P5"/>
      <text:h text:style-name="P10" text:outline-level="2">Quels déchets met-on dans le composteur ?</text:h>
      <text:p text:style-name="P5">D’un point de vue général, tous les déchets d’origine végétale.</text:p>
      <text:p text:style-name="P6">Les déchets de cuisine :<text:line-break/>• Épluchures des fruits et légumes<text:line-break/>• Fruits et légumes avariés<text:line-break/>• Marc de café et son filtre, les dosettes de café, sachets de thé, de tisane.<text:line-break/>• Pain, gâteaux<text:line-break/>• Coquilles d’œufs et de moules</text:p>
      <text:p text:style-name="P6">Les déchets de maison :<text:line-break/>• Papier journal (les humidifier)<text:line-break/>• Essuie-tout et mouchoirs en papier, coton<text:line-break/>• Cheveux, plumes, poils<text:line-break/>• Cendres froides de tabac, copeaux et sciure de bois.</text:p>
      <text:p text:style-name="P6">Les déchet du jardin :<text:line-break/><text:soft-page-break/>• Tontes de gazon<text:line-break/>• La taille des haies<text:line-break/>• Feuilles et mauvaises herbes<text:line-break/>• Mousse</text:p>
      <text:p text:style-name="P4"><text:span text:style-name="Strong_20_Emphasis"><text:span text:style-name="T7">Ne PAS mettre dans le composteur <text:line-break/></text:span></text:span><text:span text:style-name="T7">• Les viandes, les poissons, les laitages qui sont à l’origine des mauvaises odeurs et de la venue de bêtes indésirables sur les tas de compost.<text:line-break/>• Les agrumes et leurs épluchures qui sont trop acides.<text:line-break/>• Les graines de cucurbitaceés (melon, courge, courgette, potiron, tomate) ne sont pas détruits lors du compostage et donc peuvent germer.<text:line-break/>• Les cendres de charbon qui contiennent du goudron, ni de suie de cheminée.<text:line-break/>• Les aiguilles de pin très acides, elles peuvent entraver le processus du compostage. mieux vaut les utiliser pour pailler les plantes de terre de   bruyère.<text:line-break/>• Les os<text:line-break/>• Les coquilles d’huîtres<text:line-break/>• Les noyaux<text:line-break/>• Le verre, le plastique...</text:span></text:p>
      <text:p text:style-name="P4"><text:span text:style-name="T7"/></text:p>
      <text:h text:style-name="P10" text:outline-level="2">Les règles d’or pour produire un compost de qualité</text:h>
      <text:p text:style-name="P2"><draw:a xlink:type="simple" xlink:href="http://www.30jours.fr/assets/f9c46242/DCNOo9.jpg"><draw:frame draw:style-name="fr1" draw:name="images3" text:anchor-type="as-char" svg:width="3.757cm" svg:height="2.805cm" draw:z-index="2"><draw:image xlink:href="http://www.30jours.fr/assets/thumbs/DCNOo9_250_300_.jpg" xlink:type="simple" xlink:show="embed" xlink:actuate="onLoad"/><svg:title>nature environnement 3</svg:title></draw:frame></draw:a></text:p>
      <text:p text:style-name="P3"><text:span text:style-name="Strong_20_Emphasis"><text:span text:style-name="T7">Les règles d’or pour produire un compost de qualité</text:span></text:span></text:p>
      <text:p text:style-name="P5">Tous ces déchets servant au compostage doivent être variés et alternés pour que tout fonctionne bien. Pour produire un compost de qualité, il faut alterner les apports Azote/Carbone soit des éléments humides et des éléments secs. Votre compost ne doit pas être ni trop sec ni trop humide. Au début on tâtonne un peu et avec la pratique, tout devient facile !</text:p>
      <text:p text:style-name="P5">Idéalement, il faudrait mélanger chaque déchet nouveau dans le composteur avec ceux de la couche précédente. Cette manipulation permet d’aérer et de favoriser la décomposition plus rapidement afin d’obtenir un compost homogène. Mélanger avec un bâton, une fourche ou une griffe suffit. On peut améliorer l’oxygénation en faisant des trous avec un bâton dans l’épaisseur des déchets en cours de compostage 1 fois tous les quinze jours. </text:p>
      <text:p text:style-name="P5">Plus les déchets sont de petites tailles, plus ils se dégradent facilement. N’hésitez pas à les écraser, les couper, broyer les apports de déchets. Un compost de bonne qualité est légèrement humide, des filaments blanchâtres sont le signe d’un compost trop sec, si c’est le cas arrosez avec de l’eau de pluie. Par contre, assécher quand c’est trop humide en y incorporant des éléments qui vont absorber l’excès d’eau avec du papier, carton sans encre, feuilles sèches, sciure, tonte sèche de gazon.</text:p>
      <text:p text:style-name="P3"><text:span text:style-name="Strong_20_Emphasis"><text:span text:style-name="T7">Le tas sent mauvais</text:span></text:span><text:span text:style-name="T7">, donnez-lui de l’air, rendez la matière plus meuble en brisant les mottes, retournez-le pour favoriser l’aération et incorporez de petits branchages fins et secs. </text:span></text:p>
      <text:p text:style-name="P3"><text:span text:style-name="Strong_20_Emphasis"><text:span text:style-name="T7">Regardez son aspect</text:span></text:span><text:span text:style-name="T7">. Si il y a encore des bouts de feuilles ou qu’il reste des morceaux d’épluchures dans votre compost, c’est que tout n’a pas été dégradé. Votre compost stagne, ne change pas, n’hésitez pas à le mélanger à nouveau afin de relancer le processus et éventuellement de remouiller un peu le tout car ce sont les vers du compost principalement qui terminent la maturation. Si le milieu est trop sec, les vers l’abandonneront. </text:span></text:p>
      <text:p text:style-name="P3"><text:span text:style-name="Strong_20_Emphasis"><text:span text:style-name="T7">Les moucherons sont en abondance</text:span></text:span><text:span text:style-name="T7">, éviter de mettre dans le composteur pendant quelques semaines des déchets ménagers ou verts et aérer le composteur.</text:span></text:p>
      <text:p text:style-name="P3"><text:span text:style-name="Strong_20_Emphasis"><text:span text:style-name="T7">Bonus :</text:span></text:span><text:span text:style-name="T7"> l’ortie est un activateur de compost remarquable ! Intercalez-en donc une fine couche de temps </text:span><text:soft-page-break/><text:span text:style-name="T7">en temps si vous en avez.</text:span></text:p>
      <text:p text:style-name="P3"><text:span text:style-name="Strong_20_Emphasis"><text:span text:style-name="T7">Le compost est fini !</text:span></text:span></text:p>
      <text:p text:style-name="P5">Vous saurez reconnaître un compost prêt ; sans morceaux et d’une couleur sombre et d’un aspect homogène, le compost mûr est installé à l’automne et au printemps aux pieds des plantes ou au potager et recouvert d’un paillage. </text:p>
      <text:p text:style-name="P5">Par contre, le compost qui n’est pas arrivé à maturité suffisante peut éventuellement être utilisé aux pieds d’arbres d’adultes mais certainement pas sur le potager, il risquerait de brûler vos plantes.</text:p>
      <text:p text:style-name="P5">Un compost “mûr” a une couleur brune ou noire. S’il est verdâtre ou brun clair, il devra être laissé encore quelques temps tranquille.</text:p>
      <text:p text:style-name="P5">Son odeur doit être proche de celui de “l’humus forestier”, l’odeur des sous-bois lorsque vous vous promenez en forêt au petit matin. Si vous reconnaissez une odeur de chou, de pomme de terre ou d’oignon, attendez avant de le récolter. Il faut attendre environ 6 mois pour obtenir un compost mûr.</text:p>
      <text:p text:style-name="P5">Fabriquer son compost est un geste éco-citoyen, non seulement vous nourrissez votre jardin avec des matières naturelles, mais vous recyclez également vos déchets organiques.</text:p>
      <text:p text:style-name="P5"/>
      <text:p text:style-name="P3"><text:span text:style-name="Strong_20_Emphasis"><text:span text:style-name="T7"/></text:span></text:p>
      <text:p text:style-name="P3"><text:span text:style-name="Strong_20_Emphasis"><text:span text:style-name="T7">BON COMPOST !</text:span></text:span></text:p>
      <text:p text:style-name="P3"><text:span text:style-name="Emphasis"><text:span text:style-name="T7">C’est votre jardin et l’environnement qui vont vous remercier !</text:spa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Renoulin</meta:initial-creator>
    <meta:creation-date>2014-03-25T09:31:11.99</meta:creation-date>
    <meta:printed-by>Christian Renoulin</meta:printed-by>
    <meta:print-date>2014-03-25T09:35:48.40</meta:print-date>
    <meta:document-statistic meta:table-count="0" meta:image-count="3" meta:object-count="0" meta:page-count="4" meta:paragraph-count="44" meta:word-count="1619" meta:character-count="9791"/>
    <dc:date>2014-03-25T09:37:25.96</dc:date>
    <dc:creator>Christian Renoulin</dc:creator>
    <meta:editing-duration>PT6M14S</meta:editing-duration>
    <meta:editing-cycles>1</meta:editing-cycles>
    <meta:generator>OpenOffice/4.0.0$Win32 OpenOffice.org_project/400m3$Build-9702</meta:generator>
  </office:meta>
</office:document-meta>
</file>